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b6d" officeooo:paragraph-rsid="00038b6d"/>
    </style:style>
    <style:style style:name="P2" style:family="paragraph" style:parent-style-name="Standard">
      <style:paragraph-properties fo:text-align="center" style:justify-single-word="false"/>
      <style:text-properties officeooo:rsid="00038b6d" officeooo:paragraph-rsid="00038b6d"/>
    </style:style>
    <style:style style:name="P3" style:family="paragraph" style:parent-style-name="Standard">
      <style:text-properties style:text-underline-style="none" officeooo:rsid="0003efd3" officeooo:paragraph-rsid="0003efd3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3efd3" officeooo:paragraph-rsid="0003efd3"/>
    </style:style>
    <style:style style:name="P5" style:family="paragraph" style:parent-style-name="Standard">
      <style:text-properties style:text-underline-style="none" officeooo:rsid="0005e24b" officeooo:paragraph-rsid="0005e24b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5e24b" officeooo:paragraph-rsid="0005e24b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68815" officeooo:paragraph-rsid="00068815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6e731" officeooo:paragraph-rsid="0006e731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8c8ba" officeooo:paragraph-rsid="0008c8ba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8c8ba" officeooo:paragraph-rsid="00090ce0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095887" officeooo:paragraph-rsid="00095887"/>
    </style:style>
    <style:style style:name="T1" style:family="text">
      <style:text-properties officeooo:rsid="0005e24b"/>
    </style:style>
    <style:style style:name="T2" style:family="text">
      <style:text-properties officeooo:rsid="00068815"/>
    </style:style>
    <style:style style:name="T3" style:family="text">
      <style:text-properties officeooo:rsid="00090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visão – <text:span text:style-name="T1">software </text:span>lavaJato -</text:p>
      <text:p text:style-name="P1"/>
      <text:p text:style-name="P4">O software para gerenciar um lava Jato, com funcionalidades para cadastramento de cliente, veículos, seus funcionários e tipos de serviços prestados. Devendo <text:span text:style-name="T1">disponibilizar ao usuário administrativo, de forma eficiente, os status ao qual se encontra o serviço, a saber: espera; o qual o veículo aguarda um funcionário de lavagem, produção; ao qual o serviço contratado está sendo realizado no veículo e liberado; ao qual o veículo, com o serviço realizado, aguarda para ser retirado pelo proprietário. Ele deve ainda informa se o pagamento pelo serviço já foi ou aguarda ser realizado, o pagamento pode ocorrer em qualquer etapa da prestação do serviço, sendo que sua realização é condição para retirada do veículo pelo proprietário.</text:span></text:p>
      <text:p text:style-name="P3"/>
      <text:p text:style-name="P5">Requisitos funcionais <text:span text:style-name="T2">requeridos</text:span>-</text:p>
      <text:p text:style-name="P5"/>
      <text:p text:style-name="P6">Os veículos cadastrados devem pertencer a um cliente também cadastrado, não podendo ser realizado nenhum tipo de serviço a um veículo sem cadastramento, seu o do seu dono.</text:p>
      <text:p text:style-name="P6"/>
      <text:p text:style-name="P6">Constar qual funcionário realizou, em um devido veículo, o serviço, tal como o horário <text:span text:style-name="T2">de início e término da realização do serviço.</text:span></text:p>
      <text:p text:style-name="P6"/>
      <text:p text:style-name="P7">Requisitos funcionais desejáveis-</text:p>
      <text:p text:style-name="P7"/>
      <text:p text:style-name="P7">Pagamento conter informações do veículo, proprietário, serviço contratado e funcionário que realizou o serviço.</text:p>
      <text:p text:style-name="P7"/>
      <text:p text:style-name="P7">Relatório com desempenho de cada funcionário por dia e mês.</text:p>
      <text:p text:style-name="P7"/>
      <text:p text:style-name="P7">Relatório dos tipos de serviço realizados por mês.</text:p>
      <text:p text:style-name="P7"/>
      <text:p text:style-name="P11">Prover modificação/exclusão de veículos cadastrados.</text:p>
      <text:p text:style-name="P7"/>
      <text:p text:style-name="P8">Restrições-</text:p>
      <text:p text:style-name="P8"/>
      <text:p text:style-name="P9">Não pode existir veículo cadastrado sem o respectivo proprietário também cadastrado.</text:p>
      <text:p text:style-name="P9"/>
      <text:p text:style-name="P10">Veículo não pode ser liberado sem o pagamento pelo serviço e finalização do serviço contratado.</text:p>
      <text:p text:style-name="P10"/>
      <text:p text:style-name="P10"><text:span text:style-name="T3">Apenas um funcionário pode ser empenhado para realização de um serviço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38:33.515000000</meta:creation-date>
    <dc:date>2017-08-24T20:15:58.352000000</dc:date>
    <meta:editing-duration>PT13M20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4" meta:word-count="250" meta:character-count="1673" meta:non-whitespace-character-count="1435"/>
  </office:meta>
</office:document-meta>
</file>